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2cm"/>
    </style:style>
    <style:style style:name="co3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number-columns-repeated="2" table:default-cell-style-name="Default"/>
        <table:table-column table:style-name="co3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19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3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F4]-[.D4])" office:value-type="float" office:value="-2" calcext:value-type="float">
            <text:p>-2</text:p>
          </table:table-cell>
          <table:table-cell table:formula="of:=SUM([.H4:.AE4]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12" calcext:value-type="float">
            <text:p>12</text:p>
          </table:table-cell>
          <table:table-cell table:formula="of:=([.F5]-[.D5])" office:value-type="float" office:value="-10" calcext:value-type="float">
            <text:p>-10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([.F8]-[.D8])" office:value-type="float" office:value="-6" calcext:value-type="float">
            <text:p>-6</text:p>
          </table:table-cell>
          <table:table-cell table:formula="of:=SUM([.H8:.AE8])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9]-[.D9])" office:value-type="float" office:value="-10" calcext:value-type="float">
            <text:p>-10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0]-[.D10])" office:value-type="float" office:value="-5" calcext:value-type="float">
            <text:p>-5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3]-[.D13])" office:value-type="float" office:value="-3" calcext:value-type="float">
            <text:p>-3</text:p>
          </table:table-cell>
          <table:table-cell table:formula="of:=SUM([.H13:.AE1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4]-[.D14])" office:value-type="float" office:value="-3" calcext:value-type="float">
            <text:p>-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5]-[.D15])" office:value-type="float" office:value="-5" calcext:value-type="float">
            <text:p>-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16]-[.D16])" office:value-type="float" office:value="-10" calcext:value-type="float">
            <text:p>-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7]-[.D17])" office:value-type="float" office:value="-5" calcext:value-type="float">
            <text:p>-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20]-[.D20])" office:value-type="float" office:value="-3" calcext:value-type="float">
            <text:p>-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1]-[.D21])" office:value-type="float" office:value="-10" calcext:value-type="float">
            <text:p>-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2]-[.D22])" office:value-type="float" office:value="-10" calcext:value-type="float">
            <text:p>-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8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0" calcext:value-type="float">
            <text:p>0</text:p>
          </table:table-cell>
          <table:table-cell table:formula="of:=SUM([.L4:.L22])" office:value-type="float" office:value="0" calcext:value-type="float">
            <text:p>0</text:p>
          </table:table-cell>
          <table:table-cell table:formula="of:=SUM([.M4:.M22])" office:value-type="float" office:value="0" calcext:value-type="float">
            <text:p>0</text:p>
          </table:table-cell>
          <table:table-cell table:formula="of:=SUM([.N4:.N22])" office:value-type="float" office:value="0" calcext:value-type="float">
            <text:p>0</text:p>
          </table:table-cell>
          <table:table-cell table:formula="of:=SUM([.O4:.O22])" office:value-type="float" office:value="0" calcext:value-type="float">
            <text:p>0</text:p>
          </table:table-cell>
          <table:table-cell table:formula="of:=SUM([.P4:.P22])" office:value-type="float" office:value="0" calcext:value-type="float">
            <text:p>0</text:p>
          </table:table-cell>
          <table:table-cell table:formula="of:=SUM([.Q4:.Q22])" office:value-type="float" office:value="0" calcext:value-type="float">
            <text:p>0</text:p>
          </table:table-cell>
          <table:table-cell table:formula="of:=SUM([.R4:.R22])" office:value-type="float" office:value="0" calcext:value-type="float">
            <text:p>0</text:p>
          </table:table-cell>
          <table:table-cell table:formula="of:=SUM([.S4:.S22])" office:value-type="float" office:value="0" calcext:value-type="float">
            <text:p>0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F24]-[.D24])" office:value-type="float" office:value="-82" calcext:value-type="float">
            <text:p>-82</text:p>
          </table:table-cell>
          <table:table-cell table:formula="of:=SUM([.H23:.AE23])" office:value-type="float" office:value="12" calcext:value-type="float">
            <text:p>12</text:p>
          </table:table-cell>
          <table:table-cell table:style-name="Default"/>
          <table:table-cell table:number-columns-repeated="24"/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,5</text:p>
          </table:table-cell>
          <table:table-cell table:formula="of:=([.F25]-[.D25])" office:value-type="float" office:value="-20.5" calcext:value-type="float">
            <text:p>-20,5</text:p>
          </table:table-cell>
          <table:table-cell table:formula="of:=[.F24]/4" office:value-type="float" office:value="3" calcext:value-type="float">
            <text:p>3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23:03:20.521988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5-07T23:09:24.186914839</dc:date>
    <dc:creator>Miguel Torres</dc:creator>
    <meta:editing-duration>PT1H49S</meta:editing-duration>
    <meta:editing-cycles>20</meta:editing-cycles>
    <meta:generator>LibreOffice/4.3.3.2$Linux_X86_64 LibreOffice_project/430m0$Build-2</meta:generator>
    <meta:document-statistic meta:table-count="2" meta:cell-count="164" meta:object-count="0"/>
  </office:meta>
</office:document-meta>
</file>